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RMS_EMG1</text:p>
          </table:table-cell>
          <table:table-cell office:value-type="string" table:style-name="ce1">
            <text:p>RMS_EMG2</text:p>
          </table:table-cell>
          <table:table-cell office:value-type="string" table:style-name="ce1">
            <text:p>Variance_EMG1</text:p>
          </table:table-cell>
          <table:table-cell office:value-type="string" table:style-name="ce1">
            <text:p>Variance_EMG2</text:p>
          </table:table-cell>
          <table:table-cell office:value-type="string" table:style-name="ce1">
            <text:p>StdDev_EMG1</text:p>
          </table:table-cell>
          <table:table-cell office:value-type="string" table:style-name="ce1">
            <text:p>StdDev_EMG2</text:p>
          </table:table-cell>
          <table:table-cell office:value-type="string" table:style-name="ce1">
            <text:p>PSD_EMG1</text:p>
          </table:table-cell>
          <table:table-cell office:value-type="string" table:style-name="ce1">
            <text:p>PSD_EMG2</text:p>
          </table:table-cell>
          <table:table-cell office:value-type="string" table:style-name="ce1">
            <text:p>Entropy_EMG1</text:p>
          </table:table-cell>
          <table:table-cell office:value-type="string" table:style-name="ce1">
            <text:p>Entropy_EMG2</text:p>
          </table:table-cell>
          <table:table-cell office:value-type="string" table:style-name="ce1">
            <text:p>MedianFreq_EMG1</text:p>
          </table:table-cell>
          <table:table-cell office:value-type="string" table:style-name="ce1">
            <text:p>MedianFreq_EMG2</text:p>
          </table:table-cell>
          <table:table-cell office:value-type="string" table:style-name="ce1">
            <text:p>SK1</text:p>
          </table:table-cell>
          <table:table-cell office:value-type="string" table:style-name="ce1">
            <text:p>SK2</text:p>
          </table:table-cell>
          <table:table-cell office:value-type="string" table:style-name="ce1">
            <text:p>K1</text:p>
          </table:table-cell>
          <table:table-cell office:value-type="string" table:style-name="ce1">
            <text:p>K2</text:p>
          </table:table-cell>
          <table:table-cell office:value-type="string" table:style-name="ce1">
            <text:p>IEMG1</text:p>
          </table:table-cell>
          <table:table-cell office:value-type="string" table:style-name="ce1">
            <text:p>IEMG2</text:p>
          </table:table-cell>
          <table:table-cell office:value-type="string" table:style-name="ce1">
            <text:p>MAV1</text:p>
          </table:table-cell>
          <table:table-cell office:value-type="string" table:style-name="ce1">
            <text:p>MAV2</text:p>
          </table:table-cell>
          <table:table-cell office:value-type="string" table:style-name="ce1">
            <text:p>Label</text:p>
          </table:table-cell>
          <table:table-cell table:number-columns-repeated="16363"/>
        </table:table-row>
        <table:table-row table:style-name="ro1">
          <table:table-cell office:value-type="float" office:value="160.42748517632506" table:style-name="ce1">
            <text:p>160.4274852</text:p>
          </table:table-cell>
          <table:table-cell office:value-type="float" office:value="60.438370814133194" table:style-name="ce1">
            <text:p>60.43837081</text:p>
          </table:table-cell>
          <table:table-cell office:value-type="float" office:value="80.894521236379745" table:style-name="ce1">
            <text:p>80.89452124</text:p>
          </table:table-cell>
          <table:table-cell office:value-type="float" office:value="30.94417211474315" table:style-name="ce1">
            <text:p>30.94417211</text:p>
          </table:table-cell>
          <table:table-cell office:value-type="float" office:value="8.9941381597338026" table:style-name="ce1">
            <text:p>8.99413816</text:p>
          </table:table-cell>
          <table:table-cell office:value-type="float" office:value="5.5627486114998179" table:style-name="ce1">
            <text:p>5.562748611</text:p>
          </table:table-cell>
          <table:table-cell office:value-type="float" office:value="25736.977999999999" table:style-name="ce1">
            <text:p>25736.978</text:p>
          </table:table-cell>
          <table:table-cell office:value-type="float" office:value="3652.7966666666666" table:style-name="ce1">
            <text:p>3652.796667</text:p>
          </table:table-cell>
          <table:table-cell office:value-type="float" office:value="-392308033.03420973" table:style-name="ce1">
            <text:p>-392308033</text:p>
          </table:table-cell>
          <table:table-cell office:value-type="float" office:value="-45041372.525034308" table:style-name="ce1">
            <text:p>-45041372.53</text:p>
          </table:table-cell>
          <table:table-cell office:value-type="float" office:value="1.0504971932341564E-3" table:style-name="ce1">
            <text:p>0.001050497</text:p>
          </table:table-cell>
          <table:table-cell office:value-type="float" office:value="1.0561385209783031E-3" table:style-name="ce1">
            <text:p>0.001056139</text:p>
          </table:table-cell>
          <table:table-cell office:value-type="float" office:value="0.22137167709348041" table:style-name="ce1">
            <text:p>0.221371677</text:p>
          </table:table-cell>
          <table:table-cell office:value-type="float" office:value="0.64483645234384757" table:style-name="ce1">
            <text:p>0.644836452</text:p>
          </table:table-cell>
          <table:table-cell office:value-type="float" office:value="3.6790726406414516" table:style-name="ce1">
            <text:p>3.679072641</text:p>
          </table:table-cell>
          <table:table-cell office:value-type="float" office:value="3.8391131721903018" table:style-name="ce1">
            <text:p>3.839113172</text:p>
          </table:table-cell>
          <table:table-cell office:value-type="float" office:value="240263" table:style-name="ce1">
            <text:p>240263</text:p>
          </table:table-cell>
          <table:table-cell office:value-type="float" office:value="90273" table:style-name="ce1">
            <text:p>90273</text:p>
          </table:table-cell>
          <table:table-cell office:value-type="float" office:value="160.17533333333333" table:style-name="ce1">
            <text:p>160.1753333</text:p>
          </table:table-cell>
          <table:table-cell office:value-type="float" office:value="60.182000000000002" table:style-name="ce1">
            <text:p>60.182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float" office:value="157.80801204839591" table:style-name="ce1">
            <text:p>157.808012</text:p>
          </table:table-cell>
          <table:table-cell office:value-type="float" office:value="57.147470051904605" table:style-name="ce1">
            <text:p>57.14747005</text:p>
          </table:table-cell>
          <table:table-cell office:value-type="float" office:value="46.093151434289517" table:style-name="ce1">
            <text:p>46.09315143</text:p>
          </table:table-cell>
          <table:table-cell office:value-type="float" office:value="15.779766066266436" table:style-name="ce1">
            <text:p>15.77976607</text:p>
          </table:table-cell>
          <table:table-cell office:value-type="float" office:value="6.7891937249050063" table:style-name="ce1">
            <text:p>6.789193725</text:p>
          </table:table-cell>
          <table:table-cell office:value-type="float" office:value="3.972375368248378" table:style-name="ce1">
            <text:p>3.972375368</text:p>
          </table:table-cell>
          <table:table-cell office:value-type="float" office:value="24903.368666666665" table:style-name="ce1">
            <text:p>24903.36867</text:p>
          </table:table-cell>
          <table:table-cell office:value-type="float" office:value="3265.8333333333335" table:style-name="ce1">
            <text:p>3265.833333</text:p>
          </table:table-cell>
          <table:table-cell office:value-type="float" office:value="-378274499.16051328" table:style-name="ce1">
            <text:p>-378274499.2</text:p>
          </table:table-cell>
          <table:table-cell office:value-type="float" office:value="-39683669.916195288" table:style-name="ce1">
            <text:p>-39683669.92</text:p>
          </table:table-cell>
          <table:table-cell office:value-type="float" office:value="1.0491380855306564E-3" table:style-name="ce1">
            <text:p>0.001049138</text:p>
          </table:table-cell>
          <table:table-cell office:value-type="float" office:value="1.0522785328589642E-3" table:style-name="ce1">
            <text:p>0.001052279</text:p>
          </table:table-cell>
          <table:table-cell office:value-type="float" office:value="0.12957454234901339" table:style-name="ce1">
            <text:p>0.129574542</text:p>
          </table:table-cell>
          <table:table-cell office:value-type="float" office:value="-0.58275193031589334" table:style-name="ce1">
            <text:p>-0.58275193</text:p>
          </table:table-cell>
          <table:table-cell office:value-type="float" office:value="2.6381226194955629" table:style-name="ce1">
            <text:p>2.638122619</text:p>
          </table:table-cell>
          <table:table-cell office:value-type="float" office:value="2.5387448617653332" table:style-name="ce1">
            <text:p>2.538744862</text:p>
          </table:table-cell>
          <table:table-cell office:value-type="float" office:value="236493" table:style-name="ce1">
            <text:p>236493</text:p>
          </table:table-cell>
          <table:table-cell office:value-type="float" office:value="85514" table:style-name="ce1">
            <text:p>85514</text:p>
          </table:table-cell>
          <table:table-cell office:value-type="float" office:value="157.66200000000001" table:style-name="ce1">
            <text:p>157.662</text:p>
          </table:table-cell>
          <table:table-cell office:value-type="float" office:value="57.009333333333331" table:style-name="ce1">
            <text:p>57.00933333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float" office:value="149.15864037996593" table:style-name="ce1">
            <text:p>149.1586404</text:p>
          </table:table-cell>
          <table:table-cell office:value-type="float" office:value="54.353626067325692" table:style-name="ce1">
            <text:p>54.35362607</text:p>
          </table:table-cell>
          <table:table-cell office:value-type="float" office:value="35.799704692016832" table:style-name="ce1">
            <text:p>35.79970469</text:p>
          </table:table-cell>
          <table:table-cell office:value-type="float" office:value="26.153408494551933" table:style-name="ce1">
            <text:p>26.15340849</text:p>
          </table:table-cell>
          <table:table-cell office:value-type="float" office:value="5.9832854429666673" table:style-name="ce1">
            <text:p>5.983285443</text:p>
          </table:table-cell>
          <table:table-cell office:value-type="float" office:value="5.1140403297737036" table:style-name="ce1">
            <text:p>5.11404033</text:p>
          </table:table-cell>
          <table:table-cell office:value-type="float" office:value="22248.3" table:style-name="ce1">
            <text:p>22248.3</text:p>
          </table:table-cell>
          <table:table-cell office:value-type="float" office:value="2954.3166666666666" table:style-name="ce1">
            <text:p>2954.316667</text:p>
          </table:table-cell>
          <table:table-cell office:value-type="float" office:value="-334165959.85076106" table:style-name="ce1">
            <text:p>-334165959.9</text:p>
          </table:table-cell>
          <table:table-cell office:value-type="float" office:value="-35490046.075506374" table:style-name="ce1">
            <text:p>-35490046.08</text:p>
          </table:table-cell>
          <table:table-cell office:value-type="float" office:value="1.0488841839225986E-3" table:style-name="ce1">
            <text:p>0.001048884</text:p>
          </table:table-cell>
          <table:table-cell office:value-type="float" office:value="1.0565444903610902E-3" table:style-name="ce1">
            <text:p>0.001056544</text:p>
          </table:table-cell>
          <table:table-cell office:value-type="float" office:value="-0.14445540118187256" table:style-name="ce1">
            <text:p>-0.144455401</text:p>
          </table:table-cell>
          <table:table-cell office:value-type="float" office:value="-1.7174026803323292E-2" table:style-name="ce1">
            <text:p>-0.017174027</text:p>
          </table:table-cell>
          <table:table-cell office:value-type="float" office:value="2.6448451618821727" table:style-name="ce1">
            <text:p>2.644845162</text:p>
          </table:table-cell>
          <table:table-cell office:value-type="float" office:value="2.7739867810548895" table:style-name="ce1">
            <text:p>2.773986781</text:p>
          </table:table-cell>
          <table:table-cell office:value-type="float" office:value="223558" table:style-name="ce1">
            <text:p>223558</text:p>
          </table:table-cell>
          <table:table-cell office:value-type="float" office:value="81169" table:style-name="ce1">
            <text:p>81169</text:p>
          </table:table-cell>
          <table:table-cell office:value-type="float" office:value="149.03866666666667" table:style-name="ce1">
            <text:p>149.0386667</text:p>
          </table:table-cell>
          <table:table-cell office:value-type="float" office:value="54.112666666666669" table:style-name="ce1">
            <text:p>54.11266667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float" office:value="153.83635677780032" table:style-name="ce1">
            <text:p>153.8363568</text:p>
          </table:table-cell>
          <table:table-cell office:value-type="float" office:value="34.607821851907026" table:style-name="ce1">
            <text:p>34.60782185</text:p>
          </table:table-cell>
          <table:table-cell office:value-type="float" office:value="129.85584122748503" table:style-name="ce1">
            <text:p>129.8558412</text:p>
          </table:table-cell>
          <table:table-cell office:value-type="float" office:value="218.65784122748494" table:style-name="ce1">
            <text:p>218.6578412</text:p>
          </table:table-cell>
          <table:table-cell office:value-type="float" office:value="11.395430717067478" table:style-name="ce1">
            <text:p>11.39543072</text:p>
          </table:table-cell>
          <table:table-cell office:value-type="float" office:value="14.787083594390239" table:style-name="ce1">
            <text:p>14.78708359</text:p>
          </table:table-cell>
          <table:table-cell office:value-type="float" office:value="23665.624666666667" table:style-name="ce1">
            <text:p>23665.62467</text:p>
          </table:table-cell>
          <table:table-cell office:value-type="float" office:value="1197.7013333333334" table:style-name="ce1">
            <text:p>1197.701333</text:p>
          </table:table-cell>
          <table:table-cell office:value-type="float" office:value="-357925905.85680687" table:style-name="ce1">
            <text:p>-357925905.9</text:p>
          </table:table-cell>
          <table:table-cell office:value-type="float" office:value="-13405767.79703458" table:style-name="ce1">
            <text:p>-13405767.8</text:p>
          </table:table-cell>
          <table:table-cell office:value-type="float" office:value="1.0529714676392437E-3" table:style-name="ce1">
            <text:p>0.001052971</text:p>
          </table:table-cell>
          <table:table-cell office:value-type="float" office:value="1.2808860855030447E-3" table:style-name="ce1">
            <text:p>0.001280886</text:p>
          </table:table-cell>
          <table:table-cell office:value-type="float" office:value="0.54605323325834054" table:style-name="ce1">
            <text:p>0.546053233</text:p>
          </table:table-cell>
          <table:table-cell office:value-type="float" office:value="0.65140033032974032" table:style-name="ce1">
            <text:p>0.65140033</text:p>
          </table:table-cell>
          <table:table-cell office:value-type="float" office:value="3.0882703242891743" table:style-name="ce1">
            <text:p>3.088270324</text:p>
          </table:table-cell>
          <table:table-cell office:value-type="float" office:value="1.6419822524005463" table:style-name="ce1">
            <text:p>1.641982252</text:p>
          </table:table-cell>
          <table:table-cell office:value-type="float" office:value="230121" table:style-name="ce1">
            <text:p>230121</text:p>
          </table:table-cell>
          <table:table-cell office:value-type="float" office:value="46938" table:style-name="ce1">
            <text:p>46938</text:p>
          </table:table-cell>
          <table:table-cell office:value-type="float" office:value="153.41399999999999" table:style-name="ce1">
            <text:p>153.414</text:p>
          </table:table-cell>
          <table:table-cell office:value-type="float" office:value="31.292000000000002" table:style-name="ce1">
            <text:p>31.292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float" office:value="120.64229219749875" table:style-name="ce1">
            <text:p>120.6422922</text:p>
          </table:table-cell>
          <table:table-cell office:value-type="float" office:value="25.277275697089404" table:style-name="ce1">
            <text:p>25.2772757</text:p>
          </table:table-cell>
          <table:table-cell office:value-type="float" office:value="67.114913942628377" table:style-name="ce1">
            <text:p>67.11491394</text:p>
          </table:table-cell>
          <table:table-cell office:value-type="float" office:value="30.154493662441805" table:style-name="ce1">
            <text:p>30.15449366</text:p>
          </table:table-cell>
          <table:table-cell office:value-type="float" office:value="8.1923692508717139" table:style-name="ce1">
            <text:p>8.192369251</text:p>
          </table:table-cell>
          <table:table-cell office:value-type="float" office:value="5.4913107417484399" table:style-name="ce1">
            <text:p>5.491310742</text:p>
          </table:table-cell>
          <table:table-cell office:value-type="float" office:value="14554.562666666667" table:style-name="ce1">
            <text:p>14554.56267</text:p>
          </table:table-cell>
          <table:table-cell office:value-type="float" office:value="638.94066666666663" table:style-name="ce1">
            <text:p>638.9406667</text:p>
          </table:table-cell>
          <table:table-cell office:value-type="float" office:value="-209476246.14209574" table:style-name="ce1">
            <text:p>-209476246.1</text:p>
          </table:table-cell>
          <table:table-cell office:value-type="float" office:value="-6282096.8687806223" table:style-name="ce1">
            <text:p>-6282096.869</text:p>
          </table:table-cell>
          <table:table-cell office:value-type="float" office:value="1.0520455756908192E-3" table:style-name="ce1">
            <text:p>0.001052046</text:p>
          </table:table-cell>
          <table:table-cell office:value-type="float" office:value="1.0990312154621328E-3" table:style-name="ce1">
            <text:p>0.001099031</text:p>
          </table:table-cell>
          <table:table-cell office:value-type="float" office:value="0.63246227833629998" table:style-name="ce1">
            <text:p>0.632462278</text:p>
          </table:table-cell>
          <table:table-cell office:value-type="float" office:value="0.38009472008508222" table:style-name="ce1">
            <text:p>0.38009472</text:p>
          </table:table-cell>
          <table:table-cell office:value-type="float" office:value="3.3211566107081723" table:style-name="ce1">
            <text:p>3.321156611</text:p>
          </table:table-cell>
          <table:table-cell office:value-type="float" office:value="2.5458468246284784" table:style-name="ce1">
            <text:p>2.545846825</text:p>
          </table:table-cell>
          <table:table-cell office:value-type="float" office:value="180546" table:style-name="ce1">
            <text:p>180546</text:p>
          </table:table-cell>
          <table:table-cell office:value-type="float" office:value="37011" table:style-name="ce1">
            <text:p>37011</text:p>
          </table:table-cell>
          <table:table-cell office:value-type="float" office:value="120.364" table:style-name="ce1">
            <text:p>120.364</text:p>
          </table:table-cell>
          <table:table-cell office:value-type="float" office:value="24.673999999999999" table:style-name="ce1">
            <text:p>24.674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float" office:value="118.50438247873649" table:style-name="ce1">
            <text:p>118.5043825</text:p>
          </table:table-cell>
          <table:table-cell office:value-type="float" office:value="38.431072497828282" table:style-name="ce1">
            <text:p>38.4310725</text:p>
          </table:table-cell>
          <table:table-cell office:value-type="float" office:value="67.207444518567911" table:style-name="ce1">
            <text:p>67.20744452</text:p>
          </table:table-cell>
          <table:table-cell office:value-type="float" office:value="138.1137340449188" table:style-name="ce1">
            <text:p>138.113734</text:p>
          </table:table-cell>
          <table:table-cell office:value-type="float" office:value="8.1980146693310996" table:style-name="ce1">
            <text:p>8.198014669</text:p>
          </table:table-cell>
          <table:table-cell office:value-type="float" office:value="11.752179969900002" table:style-name="ce1">
            <text:p>11.75217997</text:p>
          </table:table-cell>
          <table:table-cell office:value-type="float" office:value="14043.288666666667" table:style-name="ce1">
            <text:p>14043.28867</text:p>
          </table:table-cell>
          <table:table-cell office:value-type="float" office:value="1476.9473333333333" table:style-name="ce1">
            <text:p>1476.947333</text:p>
          </table:table-cell>
          <table:table-cell office:value-type="float" office:value="-201371790.30813175" table:style-name="ce1">
            <text:p>-201371790.3</text:p>
          </table:table-cell>
          <table:table-cell office:value-type="float" office:value="-16583428.82314169" table:style-name="ce1">
            <text:p>-16583428.82</text:p>
          </table:table-cell>
          <table:table-cell office:value-type="float" office:value="1.0522298864472971E-3" table:style-name="ce1">
            <text:p>0.00105223</text:p>
          </table:table-cell>
          <table:table-cell office:value-type="float" office:value="1.1551467414982995E-3" table:style-name="ce1">
            <text:p>0.001155147</text:p>
          </table:table-cell>
          <table:table-cell office:value-type="float" office:value="0.60448789043351114" table:style-name="ce1">
            <text:p>0.60448789</text:p>
          </table:table-cell>
          <table:table-cell office:value-type="float" office:value="0.472650780279255" table:style-name="ce1">
            <text:p>0.47265078</text:p>
          </table:table-cell>
          <table:table-cell office:value-type="float" office:value="3.5021022643593835" table:style-name="ce1">
            <text:p>3.502102264</text:p>
          </table:table-cell>
          <table:table-cell office:value-type="float" office:value="2.6651080025098781" table:style-name="ce1">
            <text:p>2.665108003</text:p>
          </table:table-cell>
          <table:table-cell office:value-type="float" office:value="177331" table:style-name="ce1">
            <text:p>177331</text:p>
          </table:table-cell>
          <table:table-cell office:value-type="float" office:value="54887" table:style-name="ce1">
            <text:p>54887</text:p>
          </table:table-cell>
          <table:table-cell office:value-type="float" office:value="118.22066666666667" table:style-name="ce1">
            <text:p>118.2206667</text:p>
          </table:table-cell>
          <table:table-cell office:value-type="float" office:value="36.591333333333331" table:style-name="ce1">
            <text:p>36.59133333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float" office:value="123.72043215788301" table:style-name="ce1">
            <text:p>123.7204322</text:p>
          </table:table-cell>
          <table:table-cell office:value-type="float" office:value="33.803244420222939" table:style-name="ce1">
            <text:p>33.80324442</text:p>
          </table:table-cell>
          <table:table-cell office:value-type="float" office:value="197.5506337558372" table:style-name="ce1">
            <text:p>197.5506338</text:p>
          </table:table-cell>
          <table:table-cell office:value-type="float" office:value="172.70115143428956" table:style-name="ce1">
            <text:p>172.7011514</text:p>
          </table:table-cell>
          <table:table-cell office:value-type="float" office:value="14.055270675296054" table:style-name="ce1">
            <text:p>14.05527068</text:p>
          </table:table-cell>
          <table:table-cell office:value-type="float" office:value="13.141581009691702" table:style-name="ce1">
            <text:p>13.14158101</text:p>
          </table:table-cell>
          <table:table-cell office:value-type="float" office:value="15306.745333333334" table:style-name="ce1">
            <text:p>15306.74533</text:p>
          </table:table-cell>
          <table:table-cell office:value-type="float" office:value="1142.6593333333333" table:style-name="ce1">
            <text:p>1142.659333</text:p>
          </table:table-cell>
          <table:table-cell office:value-type="float" office:value="-221873398.32609946" table:style-name="ce1">
            <text:p>-221873398.3</text:p>
          </table:table-cell>
          <table:table-cell office:value-type="float" office:value="-12659491.749505535" table:style-name="ce1">
            <text:p>-12659491.75</text:p>
          </table:table-cell>
          <table:table-cell office:value-type="float" office:value="1.0608802672934939E-3" table:style-name="ce1">
            <text:p>0.00106088</text:p>
          </table:table-cell>
          <table:table-cell office:value-type="float" office:value="1.233504762972581E-3" table:style-name="ce1">
            <text:p>0.001233505</text:p>
          </table:table-cell>
          <table:table-cell office:value-type="float" office:value="1.8827659384242552" table:style-name="ce1">
            <text:p>1.882765938</text:p>
          </table:table-cell>
          <table:table-cell office:value-type="float" office:value="1.818592906468403" table:style-name="ce1">
            <text:p>1.818592906</text:p>
          </table:table-cell>
          <table:table-cell office:value-type="float" office:value="7.6422865198197947" table:style-name="ce1">
            <text:p>7.64228652</text:p>
          </table:table-cell>
          <table:table-cell office:value-type="float" office:value="7.6055727867026821" table:style-name="ce1">
            <text:p>7.605572787</text:p>
          </table:table-cell>
          <table:table-cell office:value-type="float" office:value="184380" table:style-name="ce1">
            <text:p>184380</text:p>
          </table:table-cell>
          <table:table-cell office:value-type="float" office:value="46719" table:style-name="ce1">
            <text:p>46719</text:p>
          </table:table-cell>
          <table:table-cell office:value-type="float" office:value="122.92" table:style-name="ce1">
            <text:p>122.92</text:p>
          </table:table-cell>
          <table:table-cell office:value-type="float" office:value="31.146000000000001" table:style-name="ce1">
            <text:p>31.146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float" office:value="108.53322686317463" table:style-name="ce1">
            <text:p>108.5332269</text:p>
          </table:table-cell>
          <table:table-cell office:value-type="float" office:value="29.330121036231677" table:style-name="ce1">
            <text:p>29.33012104</text:p>
          </table:table-cell>
          <table:table-cell office:value-type="float" office:value="223.0733804758726" table:style-name="ce1">
            <text:p>223.0733805</text:p>
          </table:table-cell>
          <table:table-cell office:value-type="float" office:value="76.306871247498336" table:style-name="ce1">
            <text:p>76.30687125</text:p>
          </table:table-cell>
          <table:table-cell office:value-type="float" office:value="14.935641281038876" table:style-name="ce1">
            <text:p>14.93564128</text:p>
          </table:table-cell>
          <table:table-cell office:value-type="float" office:value="8.7353804294660424" table:style-name="ce1">
            <text:p>8.735380429</text:p>
          </table:table-cell>
          <table:table-cell office:value-type="float" office:value="11779.461333333333" table:style-name="ce1">
            <text:p>11779.46133</text:p>
          </table:table-cell>
          <table:table-cell office:value-type="float" office:value="860.25599999999997" table:style-name="ce1">
            <text:p>860.256</text:p>
          </table:table-cell>
          <table:table-cell office:value-type="float" office:value="-166310493.98141474" table:style-name="ce1">
            <text:p>-166310494</text:p>
          </table:table-cell>
          <table:table-cell office:value-type="float" office:value="-8964526.6847801898" table:style-name="ce1">
            <text:p>-8964526.685</text:p>
          </table:table-cell>
          <table:table-cell office:value-type="float" office:value="1.0673979079185545E-3" table:style-name="ce1">
            <text:p>0.001067398</text:p>
          </table:table-cell>
          <table:table-cell office:value-type="float" office:value="1.1490535415844116E-3" table:style-name="ce1">
            <text:p>0.001149054</text:p>
          </table:table-cell>
          <table:table-cell office:value-type="float" office:value="0.452393595528012" table:style-name="ce1">
            <text:p>0.452393596</text:p>
          </table:table-cell>
          <table:table-cell office:value-type="float" office:value="1.1564145144783948" table:style-name="ce1">
            <text:p>1.156414514</text:p>
          </table:table-cell>
          <table:table-cell office:value-type="float" office:value="2.0528724861414278" table:style-name="ce1">
            <text:p>2.052872486</text:p>
          </table:table-cell>
          <table:table-cell office:value-type="float" office:value="3.8333630460305184" table:style-name="ce1">
            <text:p>3.833363046</text:p>
          </table:table-cell>
          <table:table-cell office:value-type="float" office:value="161252" table:style-name="ce1">
            <text:p>161252</text:p>
          </table:table-cell>
          <table:table-cell office:value-type="float" office:value="42000" table:style-name="ce1">
            <text:p>42000</text:p>
          </table:table-cell>
          <table:table-cell office:value-type="float" office:value="107.50133333333333" table:style-name="ce1">
            <text:p>107.5013333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float" office:value="100.14077424639109" table:style-name="ce1">
            <text:p>100.1407742</text:p>
          </table:table-cell>
          <table:table-cell office:value-type="float" office:value="39.850529063823814" table:style-name="ce1">
            <text:p>39.85052906</text:p>
          </table:table-cell>
          <table:table-cell office:value-type="float" office:value="86.547100733822546" table:style-name="ce1">
            <text:p>86.54710073</text:p>
          </table:table-cell>
          <table:table-cell office:value-type="float" office:value="238.73911096286412" table:style-name="ce1">
            <text:p>238.739111</text:p>
          </table:table-cell>
          <table:table-cell office:value-type="float" office:value="9.303069425400551" table:style-name="ce1">
            <text:p>9.303069425</text:p>
          </table:table-cell>
          <table:table-cell office:value-type="float" office:value="15.451184775377715" table:style-name="ce1">
            <text:p>15.45118478</text:p>
          </table:table-cell>
          <table:table-cell office:value-type="float" office:value="10028.174666666666" table:style-name="ce1">
            <text:p>10028.17467</text:p>
          </table:table-cell>
          <table:table-cell office:value-type="float" office:value="1588.0646666666667" table:style-name="ce1">
            <text:p>1588.064667</text:p>
          </table:table-cell>
          <table:table-cell office:value-type="float" office:value="-138851533.76074448" table:style-name="ce1">
            <text:p>-138851533.8</text:p>
          </table:table-cell>
          <table:table-cell office:value-type="float" office:value="-18310831.621127494" table:style-name="ce1">
            <text:p>-18310831.62</text:p>
          </table:table-cell>
          <table:table-cell office:value-type="float" office:value="1.0563078265947699E-3" table:style-name="ce1">
            <text:p>0.001056308</text:p>
          </table:table-cell>
          <table:table-cell office:value-type="float" office:value="1.2323351361102637E-3" table:style-name="ce1">
            <text:p>0.001232335</text:p>
          </table:table-cell>
          <table:table-cell office:value-type="float" office:value="0.80540397495471994" table:style-name="ce1">
            <text:p>0.805403975</text:p>
          </table:table-cell>
          <table:table-cell office:value-type="float" office:value="0.94748613510948743" table:style-name="ce1">
            <text:p>0.947486135</text:p>
          </table:table-cell>
          <table:table-cell office:value-type="float" office:value="3.0924059205651875" table:style-name="ce1">
            <text:p>3.092405921</text:p>
          </table:table-cell>
          <table:table-cell office:value-type="float" office:value="3.2196447731415674" table:style-name="ce1">
            <text:p>3.219644773</text:p>
          </table:table-cell>
          <table:table-cell office:value-type="float" office:value="149562" table:style-name="ce1">
            <text:p>149562</text:p>
          </table:table-cell>
          <table:table-cell office:value-type="float" office:value="55103" table:style-name="ce1">
            <text:p>55103</text:p>
          </table:table-cell>
          <table:table-cell office:value-type="float" office:value="99.707999999999998" table:style-name="ce1">
            <text:p>99.708</text:p>
          </table:table-cell>
          <table:table-cell office:value-type="float" office:value="36.735333333333337" table:style-name="ce1">
            <text:p>36.73533333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float" office:value="104.91802514344234" table:style-name="ce1">
            <text:p>104.9180251</text:p>
          </table:table-cell>
          <table:table-cell office:value-type="float" office:value="37.225555737960448" table:style-name="ce1">
            <text:p>37.22555574</text:p>
          </table:table-cell>
          <table:table-cell office:value-type="float" office:value="146.08098732488313" table:style-name="ce1">
            <text:p>146.0809873</text:p>
          </table:table-cell>
          <table:table-cell office:value-type="float" office:value="239.08574205025573" table:style-name="ce1">
            <text:p>239.0857421</text:p>
          </table:table-cell>
          <table:table-cell office:value-type="float" office:value="12.086396788327079" table:style-name="ce1">
            <text:p>12.08639679</text:p>
          </table:table-cell>
          <table:table-cell office:value-type="float" office:value="15.462397681157206" table:style-name="ce1">
            <text:p>15.46239768</text:p>
          </table:table-cell>
          <table:table-cell office:value-type="float" office:value="11007.791999999999" table:style-name="ce1">
            <text:p>11007.792</text:p>
          </table:table-cell>
          <table:table-cell office:value-type="float" office:value="1385.742" table:style-name="ce1">
            <text:p>1385.742</text:p>
          </table:table-cell>
          <table:table-cell office:value-type="float" office:value="-154119932.62716347" table:style-name="ce1">
            <text:p>-154119932.6</text:p>
          </table:table-cell>
          <table:table-cell office:value-type="float" office:value="-15843256.383442847" table:style-name="ce1">
            <text:p>-15843256.38</text:p>
          </table:table-cell>
          <table:table-cell office:value-type="float" office:value="1.0612719725825303E-3" table:style-name="ce1">
            <text:p>0.001061272</text:p>
          </table:table-cell>
          <table:table-cell office:value-type="float" office:value="1.265369574402502E-3" table:style-name="ce1">
            <text:p>0.00126537</text:p>
          </table:table-cell>
          <table:table-cell office:value-type="float" office:value="1.3092301857055171" table:style-name="ce1">
            <text:p>1.309230186</text:p>
          </table:table-cell>
          <table:table-cell office:value-type="float" office:value="1.5810857784594805" table:style-name="ce1">
            <text:p>1.581085778</text:p>
          </table:table-cell>
          <table:table-cell office:value-type="float" office:value="5.7280450134389831" table:style-name="ce1">
            <text:p>5.728045013</text:p>
          </table:table-cell>
          <table:table-cell office:value-type="float" office:value="5.5286870752406037" table:style-name="ce1">
            <text:p>5.528687075</text:p>
          </table:table-cell>
          <table:table-cell office:value-type="float" office:value="156330" table:style-name="ce1">
            <text:p>156330</text:p>
          </table:table-cell>
          <table:table-cell office:value-type="float" office:value="50797" table:style-name="ce1">
            <text:p>50797</text:p>
          </table:table-cell>
          <table:table-cell office:value-type="float" office:value="104.22" table:style-name="ce1">
            <text:p>104.22</text:p>
          </table:table-cell>
          <table:table-cell office:value-type="float" office:value="33.864666666666665" table:style-name="ce1">
            <text:p>33.86466667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float" office:value="156.05042774693058" table:style-name="ce1">
            <text:p>156.0504277</text:p>
          </table:table-cell>
          <table:table-cell office:value-type="float" office:value="59.410616335242082" table:style-name="ce1">
            <text:p>59.41061634</text:p>
          </table:table-cell>
          <table:table-cell office:value-type="float" office:value="281.02144362908621" table:style-name="ce1">
            <text:p>281.0214436</text:p>
          </table:table-cell>
          <table:table-cell office:value-type="float" office:value="170.83728885923941" table:style-name="ce1">
            <text:p>170.8372889</text:p>
          </table:table-cell>
          <table:table-cell office:value-type="float" office:value="16.763694211870074" table:style-name="ce1">
            <text:p>16.76369421</text:p>
          </table:table-cell>
          <table:table-cell office:value-type="float" office:value="13.070473933994872" table:style-name="ce1">
            <text:p>13.07047393</text:p>
          </table:table-cell>
          <table:table-cell office:value-type="float" office:value="24351.736000000001" table:style-name="ce1">
            <text:p>24351.736</text:p>
          </table:table-cell>
          <table:table-cell office:value-type="float" office:value="3529.6213333333335" table:style-name="ce1">
            <text:p>3529.621333</text:p>
          </table:table-cell>
          <table:table-cell office:value-type="float" office:value="-369768311.88562447" table:style-name="ce1">
            <text:p>-369768311.9</text:p>
          </table:table-cell>
          <table:table-cell office:value-type="float" office:value="-43844812.670728318" table:style-name="ce1">
            <text:p>-43844812.67</text:p>
          </table:table-cell>
          <table:table-cell office:value-type="float" office:value="1.0594151564527936E-3" table:style-name="ce1">
            <text:p>0.001059415</text:p>
          </table:table-cell>
          <table:table-cell office:value-type="float" office:value="1.1004236768562337E-3" table:style-name="ce1">
            <text:p>0.001100424</text:p>
          </table:table-cell>
          <table:table-cell office:value-type="float" office:value="-0.40242882050888629" table:style-name="ce1">
            <text:p>-0.402428821</text:p>
          </table:table-cell>
          <table:table-cell office:value-type="float" office:value="2.8651199749868397" table:style-name="ce1">
            <text:p>2.865119975</text:p>
          </table:table-cell>
          <table:table-cell office:value-type="float" office:value="1.6793327969672798" table:style-name="ce1">
            <text:p>1.679332797</text:p>
          </table:table-cell>
          <table:table-cell office:value-type="float" office:value="13.361881597715662" table:style-name="ce1">
            <text:p>13.3618816</text:p>
          </table:table-cell>
          <table:table-cell office:value-type="float" office:value="232722" table:style-name="ce1">
            <text:p>232722</text:p>
          </table:table-cell>
          <table:table-cell office:value-type="float" office:value="86934" table:style-name="ce1">
            <text:p>86934</text:p>
          </table:table-cell>
          <table:table-cell office:value-type="float" office:value="155.148" table:style-name="ce1">
            <text:p>155.148</text:p>
          </table:table-cell>
          <table:table-cell office:value-type="float" office:value="57.956000000000003" table:style-name="ce1">
            <text:p>57.956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189.33767365917083" table:style-name="ce1">
            <text:p>189.3376737</text:p>
          </table:table-cell>
          <table:table-cell office:value-type="float" office:value="111.71875402097895" table:style-name="ce1">
            <text:p>111.718754</text:p>
          </table:table-cell>
          <table:table-cell office:value-type="float" office:value="4725.0655263508988" table:style-name="ce1">
            <text:p>4725.065526</text:p>
          </table:table-cell>
          <table:table-cell office:value-type="float" office:value="4178.0949006003957" table:style-name="ce1">
            <text:p>4178.094901</text:p>
          </table:table-cell>
          <table:table-cell office:value-type="float" office:value="68.739112056753385" table:style-name="ce1">
            <text:p>68.73911206</text:p>
          </table:table-cell>
          <table:table-cell office:value-type="float" office:value="64.638184539793471" table:style-name="ce1">
            <text:p>64.63818454</text:p>
          </table:table-cell>
          <table:table-cell office:value-type="float" office:value="35848.754666666668" table:style-name="ce1">
            <text:p>35848.75467</text:p>
          </table:table-cell>
          <table:table-cell office:value-type="float" office:value="12481.08" table:style-name="ce1">
            <text:p>12481.08</text:p>
          </table:table-cell>
          <table:table-cell office:value-type="float" office:value="-579205759.76544237" table:style-name="ce1">
            <text:p>-579205759.8</text:p>
          </table:table-cell>
          <table:table-cell office:value-type="float" office:value="-190886191.25105256" table:style-name="ce1">
            <text:p>-190886191.3</text:p>
          </table:table-cell>
          <table:table-cell office:value-type="float" office:value="1.2060565442725013E-3" table:style-name="ce1">
            <text:p>0.001206057</text:p>
          </table:table-cell>
          <table:table-cell office:value-type="float" office:value="1.5736235932094875E-3" table:style-name="ce1">
            <text:p>0.001573624</text:p>
          </table:table-cell>
          <table:table-cell office:value-type="float" office:value="1.1087809022478559" table:style-name="ce1">
            <text:p>1.108780902</text:p>
          </table:table-cell>
          <table:table-cell office:value-type="float" office:value="1.6348971433819706" table:style-name="ce1">
            <text:p>1.634897143</text:p>
          </table:table-cell>
          <table:table-cell office:value-type="float" office:value="2.9532701685842366" table:style-name="ce1">
            <text:p>2.953270169</text:p>
          </table:table-cell>
          <table:table-cell office:value-type="float" office:value="5.6720271826606679" table:style-name="ce1">
            <text:p>5.672027183</text:p>
          </table:table-cell>
          <table:table-cell office:value-type="float" office:value="264642" table:style-name="ce1">
            <text:p>264642</text:p>
          </table:table-cell>
          <table:table-cell office:value-type="float" office:value="136704" table:style-name="ce1">
            <text:p>136704</text:p>
          </table:table-cell>
          <table:table-cell office:value-type="float" office:value="176.428" table:style-name="ce1">
            <text:p>176.428</text:p>
          </table:table-cell>
          <table:table-cell office:value-type="float" office:value="91.135999999999996" table:style-name="ce1">
            <text:p>91.136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135.95503913671854" table:style-name="ce1">
            <text:p>135.9550391</text:p>
          </table:table-cell>
          <table:table-cell office:value-type="float" office:value="51.172805277803562" table:style-name="ce1">
            <text:p>51.17280528</text:p>
          </table:table-cell>
          <table:table-cell office:value-type="float" office:value="644.68227307093582" table:style-name="ce1">
            <text:p>644.6822731</text:p>
          </table:table-cell>
          <table:table-cell office:value-type="float" office:value="290.59422548365552" table:style-name="ce1">
            <text:p>290.5942255</text:p>
          </table:table-cell>
          <table:table-cell office:value-type="float" office:value="25.390594185070498" table:style-name="ce1">
            <text:p>25.39059419</text:p>
          </table:table-cell>
          <table:table-cell office:value-type="float" office:value="17.046824498529205" table:style-name="ce1">
            <text:p>17.0468245</text:p>
          </table:table-cell>
          <table:table-cell office:value-type="float" office:value="18483.772666666668" table:style-name="ce1">
            <text:p>18483.77267</text:p>
          </table:table-cell>
          <table:table-cell office:value-type="float" office:value="2618.6559999999999" table:style-name="ce1">
            <text:p>2618.656</text:p>
          </table:table-cell>
          <table:table-cell office:value-type="float" office:value="-274647234.39393938" table:style-name="ce1">
            <text:p>-274647234.4</text:p>
          </table:table-cell>
          <table:table-cell office:value-type="float" office:value="-32014594.134498533" table:style-name="ce1">
            <text:p>-32014594.13</text:p>
          </table:table-cell>
          <table:table-cell office:value-type="float" office:value="1.0850158118702843E-3" table:style-name="ce1">
            <text:p>0.001085016</text:p>
          </table:table-cell>
          <table:table-cell office:value-type="float" office:value="1.1778132365262424E-3" table:style-name="ce1">
            <text:p>0.001177813</text:p>
          </table:table-cell>
          <table:table-cell office:value-type="float" office:value="3.2208128079093656" table:style-name="ce1">
            <text:p>3.220812808</text:p>
          </table:table-cell>
          <table:table-cell office:value-type="float" office:value="3.3767059096096355" table:style-name="ce1">
            <text:p>3.37670591</text:p>
          </table:table-cell>
          <table:table-cell office:value-type="float" office:value="12.637368999660811" table:style-name="ce1">
            <text:p>12.637369</text:p>
          </table:table-cell>
          <table:table-cell office:value-type="float" office:value="16.350529086753411" table:style-name="ce1">
            <text:p>16.35052909</text:p>
          </table:table-cell>
          <table:table-cell office:value-type="float" office:value="200347" table:style-name="ce1">
            <text:p>200347</text:p>
          </table:table-cell>
          <table:table-cell office:value-type="float" office:value="72378" table:style-name="ce1">
            <text:p>72378</text:p>
          </table:table-cell>
          <table:table-cell office:value-type="float" office:value="133.56466666666665" table:style-name="ce1">
            <text:p>133.5646667</text:p>
          </table:table-cell>
          <table:table-cell office:value-type="float" office:value="48.252000000000002" table:style-name="ce1">
            <text:p>48.252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440.87532780443348" table:style-name="ce1">
            <text:p>440.8753278</text:p>
          </table:table-cell>
          <table:table-cell office:value-type="float" office:value="213.32780253247194" table:style-name="ce1">
            <text:p>213.3278025</text:p>
          </table:table-cell>
          <table:table-cell office:value-type="float" office:value="57897.13818278852" table:style-name="ce1">
            <text:p>57897.13818</text:p>
          </table:table-cell>
          <table:table-cell office:value-type="float" office:value="17031.842193017565" table:style-name="ce1">
            <text:p>17031.84219</text:p>
          </table:table-cell>
          <table:table-cell office:value-type="float" office:value="240.61824158361003" table:style-name="ce1">
            <text:p>240.6182416</text:p>
          </table:table-cell>
          <table:table-cell office:value-type="float" office:value="130.50610021381209" table:style-name="ce1">
            <text:p>130.5061002</text:p>
          </table:table-cell>
          <table:table-cell office:value-type="float" office:value="194371.05466666666" table:style-name="ce1">
            <text:p>194371.0547</text:p>
          </table:table-cell>
          <table:table-cell office:value-type="float" office:value="45508.751333333334" table:style-name="ce1">
            <text:p>45508.75133</text:p>
          </table:table-cell>
          <table:table-cell office:value-type="float" office:value="-3721516607.9291339" table:style-name="ce1">
            <text:p>-3721516608</text:p>
          </table:table-cell>
          <table:table-cell office:value-type="float" office:value="-791984635.15347981" table:style-name="ce1">
            <text:p>-791984635.2</text:p>
          </table:table-cell>
          <table:table-cell office:value-type="float" office:value="1.4910346725546145E-3" table:style-name="ce1">
            <text:p>0.001491035</text:p>
          </table:table-cell>
          <table:table-cell office:value-type="float" office:value="1.6728521419614483E-3" table:style-name="ce1">
            <text:p>0.001672852</text:p>
          </table:table-cell>
          <table:table-cell office:value-type="float" office:value="0.6477126512865975" table:style-name="ce1">
            <text:p>0.647712651</text:p>
          </table:table-cell>
          <table:table-cell office:value-type="float" office:value="1.8081755173984875" table:style-name="ce1">
            <text:p>1.808175517</text:p>
          </table:table-cell>
          <table:table-cell office:value-type="float" office:value="2.118770040554546" table:style-name="ce1">
            <text:p>2.118770041</text:p>
          </table:table-cell>
          <table:table-cell office:value-type="float" office:value="5.7707717912955445" table:style-name="ce1">
            <text:p>5.770771791</text:p>
          </table:table-cell>
          <table:table-cell office:value-type="float" office:value="554214" table:style-name="ce1">
            <text:p>554214</text:p>
          </table:table-cell>
          <table:table-cell office:value-type="float" office:value="253177" table:style-name="ce1">
            <text:p>253177</text:p>
          </table:table-cell>
          <table:table-cell office:value-type="float" office:value="369.476" table:style-name="ce1">
            <text:p>369.476</text:p>
          </table:table-cell>
          <table:table-cell office:value-type="float" office:value="168.78466666666668" table:style-name="ce1">
            <text:p>168.7846667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295.49788831732792" table:style-name="ce1">
            <text:p>295.4978883</text:p>
          </table:table-cell>
          <table:table-cell office:value-type="float" office:value="184.97816267512948" table:style-name="ce1">
            <text:p>184.9781627</text:p>
          </table:table-cell>
          <table:table-cell office:value-type="float" office:value="8545.3076606626637" table:style-name="ce1">
            <text:p>8545.307661</text:p>
          </table:table-cell>
          <table:table-cell office:value-type="float" office:value="5864.7403064265054" table:style-name="ce1">
            <text:p>5864.740306</text:p>
          </table:table-cell>
          <table:table-cell office:value-type="float" office:value="92.44083329710233" table:style-name="ce1">
            <text:p>92.4408333</text:p>
          </table:table-cell>
          <table:table-cell office:value-type="float" office:value="76.581592477739093" table:style-name="ce1">
            <text:p>76.58159248</text:p>
          </table:table-cell>
          <table:table-cell office:value-type="float" office:value="87319.001999999993" table:style-name="ce1">
            <text:p>87319.002</text:p>
          </table:table-cell>
          <table:table-cell office:value-type="float" office:value="34216.920666666665" table:style-name="ce1">
            <text:p>34216.92067</text:p>
          </table:table-cell>
          <table:table-cell office:value-type="float" office:value="-1515881882.8728011" table:style-name="ce1">
            <text:p>-1515881883</text:p>
          </table:table-cell>
          <table:table-cell office:value-type="float" office:value="-551597370.48005152" table:style-name="ce1">
            <text:p>-551597370.5</text:p>
          </table:table-cell>
          <table:table-cell office:value-type="float" office:value="1.1607127658843099E-3" table:style-name="ce1">
            <text:p>0.001160713</text:p>
          </table:table-cell>
          <table:table-cell office:value-type="float" office:value="1.2636394966718096E-3" table:style-name="ce1">
            <text:p>0.001263639</text:p>
          </table:table-cell>
          <table:table-cell office:value-type="float" office:value="0.46614551340885524" table:style-name="ce1">
            <text:p>0.466145513</text:p>
          </table:table-cell>
          <table:table-cell office:value-type="float" office:value="-0.14403788958983654" table:style-name="ce1">
            <text:p>-0.14403789</text:p>
          </table:table-cell>
          <table:table-cell office:value-type="float" office:value="2.6734434484726162" table:style-name="ce1">
            <text:p>2.673443448</text:p>
          </table:table-cell>
          <table:table-cell office:value-type="float" office:value="1.703606738185599" table:style-name="ce1">
            <text:p>1.703606738</text:p>
          </table:table-cell>
          <table:table-cell office:value-type="float" office:value="421015" table:style-name="ce1">
            <text:p>421015</text:p>
          </table:table-cell>
          <table:table-cell office:value-type="float" office:value="252589" table:style-name="ce1">
            <text:p>252589</text:p>
          </table:table-cell>
          <table:table-cell office:value-type="float" office:value="280.67666666666668" table:style-name="ce1">
            <text:p>280.6766667</text:p>
          </table:table-cell>
          <table:table-cell office:value-type="float" office:value="168.39266666666666" table:style-name="ce1">
            <text:p>168.3926667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199.57488151902618" table:style-name="ce1">
            <text:p>199.5748815</text:p>
          </table:table-cell>
          <table:table-cell office:value-type="float" office:value="128.01913659032908" table:style-name="ce1">
            <text:p>128.0191366</text:p>
          </table:table-cell>
          <table:table-cell office:value-type="float" office:value="5440.8217033577921" table:style-name="ce1">
            <text:p>5440.821703</text:p>
          </table:table-cell>
          <table:table-cell office:value-type="float" office:value="1511.9253417834143" table:style-name="ce1">
            <text:p>1511.925342</text:p>
          </table:table-cell>
          <table:table-cell office:value-type="float" office:value="73.76192583818424" table:style-name="ce1">
            <text:p>73.76192584</text:p>
          </table:table-cell>
          <table:table-cell office:value-type="float" office:value="38.883484177519563" table:style-name="ce1">
            <text:p>38.88348418</text:p>
          </table:table-cell>
          <table:table-cell office:value-type="float" office:value="39830.133333333331" table:style-name="ce1">
            <text:p>39830.13333</text:p>
          </table:table-cell>
          <table:table-cell office:value-type="float" office:value="16388.899333333335" table:style-name="ce1">
            <text:p>16388.89933</text:p>
          </table:table-cell>
          <table:table-cell office:value-type="float" office:value="-652486627.0703249" table:style-name="ce1">
            <text:p>-652486627.1</text:p>
          </table:table-cell>
          <table:table-cell office:value-type="float" office:value="-242531683.42868614" table:style-name="ce1">
            <text:p>-242531683.4</text:p>
          </table:table-cell>
          <table:table-cell office:value-type="float" office:value="1.2127494622995293E-3" table:style-name="ce1">
            <text:p>0.001212749</text:p>
          </table:table-cell>
          <table:table-cell office:value-type="float" office:value="1.153544567793951E-3" table:style-name="ce1">
            <text:p>0.001153545</text:p>
          </table:table-cell>
          <table:table-cell office:value-type="float" office:value="2.8418137268456656" table:style-name="ce1">
            <text:p>2.841813727</text:p>
          </table:table-cell>
          <table:table-cell office:value-type="float" office:value="-0.61535036500041029" table:style-name="ce1">
            <text:p>-0.615350365</text:p>
          </table:table-cell>
          <table:table-cell office:value-type="float" office:value="20.869977771765356" table:style-name="ce1">
            <text:p>20.86997777</text:p>
          </table:table-cell>
          <table:table-cell office:value-type="float" office:value="3.307230597981103" table:style-name="ce1">
            <text:p>3.307230598</text:p>
          </table:table-cell>
          <table:table-cell office:value-type="float" office:value="278180" table:style-name="ce1">
            <text:p>278180</text:p>
          </table:table-cell>
          <table:table-cell office:value-type="float" office:value="182963" table:style-name="ce1">
            <text:p>182963</text:p>
          </table:table-cell>
          <table:table-cell office:value-type="float" office:value="185.45333333333335" table:style-name="ce1">
            <text:p>185.4533333</text:p>
          </table:table-cell>
          <table:table-cell office:value-type="float" office:value="121.97533333333334" table:style-name="ce1">
            <text:p>121.9753333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611.09543880913839" table:style-name="ce1">
            <text:p>611.0954388</text:p>
          </table:table-cell>
          <table:table-cell office:value-type="float" office:value="159.42742131348254" table:style-name="ce1">
            <text:p>159.4274213</text:p>
          </table:table-cell>
          <table:table-cell office:value-type="float" office:value="85885.067724705383" table:style-name="ce1">
            <text:p>85885.06772</text:p>
          </table:table-cell>
          <table:table-cell office:value-type="float" office:value="6820.6906453191023" table:style-name="ce1">
            <text:p>6820.690645</text:p>
          </table:table-cell>
          <table:table-cell office:value-type="float" office:value="293.06154255498177" table:style-name="ce1">
            <text:p>293.0615426</text:p>
          </table:table-cell>
          <table:table-cell office:value-type="float" office:value="82.587472689985503" table:style-name="ce1">
            <text:p>82.58747269</text:p>
          </table:table-cell>
          <table:table-cell office:value-type="float" office:value="373437.63533333334" table:style-name="ce1">
            <text:p>373437.6353</text:p>
          </table:table-cell>
          <table:table-cell office:value-type="float" office:value="25417.102666666666" table:style-name="ce1">
            <text:p>25417.10267</text:p>
          </table:table-cell>
          <table:table-cell office:value-type="float" office:value="-7409650837.3182621" table:style-name="ce1">
            <text:p>-7409650837</text:p>
          </table:table-cell>
          <table:table-cell office:value-type="float" office:value="-410304225.41029781" table:style-name="ce1">
            <text:p>-410304225.4</text:p>
          </table:table-cell>
          <table:table-cell office:value-type="float" office:value="1.3596996492373152E-3" table:style-name="ce1">
            <text:p>0.0013597</text:p>
          </table:table-cell>
          <table:table-cell office:value-type="float" office:value="1.4309330749361796E-3" table:style-name="ce1">
            <text:p>0.001430933</text:p>
          </table:table-cell>
          <table:table-cell office:value-type="float" office:value="-0.10205979463690246" table:style-name="ce1">
            <text:p>-0.102059795</text:p>
          </table:table-cell>
          <table:table-cell office:value-type="float" office:value="1.711959103571111" table:style-name="ce1">
            <text:p>1.711959104</text:p>
          </table:table-cell>
          <table:table-cell office:value-type="float" office:value="1.6742085197711341" table:style-name="ce1">
            <text:p>1.67420852</text:p>
          </table:table-cell>
          <table:table-cell office:value-type="float" office:value="5.6258248398183914" table:style-name="ce1">
            <text:p>5.62582484</text:p>
          </table:table-cell>
          <table:table-cell office:value-type="float" office:value="804439" table:style-name="ce1">
            <text:p>804439</text:p>
          </table:table-cell>
          <table:table-cell office:value-type="float" office:value="204578" table:style-name="ce1">
            <text:p>204578</text:p>
          </table:table-cell>
          <table:table-cell office:value-type="float" office:value="536.29266666666672" table:style-name="ce1">
            <text:p>536.2926667</text:p>
          </table:table-cell>
          <table:table-cell office:value-type="float" office:value="136.38533333333334" table:style-name="ce1">
            <text:p>136.3853333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240.82819602363838" table:style-name="ce1">
            <text:p>240.828196</text:p>
          </table:table-cell>
          <table:table-cell office:value-type="float" office:value="75.743105296785927" table:style-name="ce1">
            <text:p>75.7431053</text:p>
          </table:table-cell>
          <table:table-cell office:value-type="float" office:value="20201.144195686018" table:style-name="ce1">
            <text:p>20201.1442</text:p>
          </table:table-cell>
          <table:table-cell office:value-type="float" office:value="2309.0495223482317" table:style-name="ce1">
            <text:p>2309.049522</text:p>
          </table:table-cell>
          <table:table-cell office:value-type="float" office:value="142.13072924489629" table:style-name="ce1">
            <text:p>142.1307292</text:p>
          </table:table-cell>
          <table:table-cell office:value-type="float" office:value="48.052570403134851" table:style-name="ce1">
            <text:p>48.0525704</text:p>
          </table:table-cell>
          <table:table-cell office:value-type="float" office:value="57998.22" table:style-name="ce1">
            <text:p>57998.22</text:p>
          </table:table-cell>
          <table:table-cell office:value-type="float" office:value="5737.018" table:style-name="ce1">
            <text:p>5737.018</text:p>
          </table:table-cell>
          <table:table-cell office:value-type="float" office:value="-1035487895.913985" table:style-name="ce1">
            <text:p>-1035487896</text:p>
          </table:table-cell>
          <table:table-cell office:value-type="float" office:value="-82229674.381030589" table:style-name="ce1">
            <text:p>-82229674.38</text:p>
          </table:table-cell>
          <table:table-cell office:value-type="float" office:value="1.6063137094392212E-3" table:style-name="ce1">
            <text:p>0.001606314</text:p>
          </table:table-cell>
          <table:table-cell office:value-type="float" office:value="1.7517939815421487E-3" table:style-name="ce1">
            <text:p>0.001751794</text:p>
          </table:table-cell>
          <table:table-cell office:value-type="float" office:value="3.0420015541363568" table:style-name="ce1">
            <text:p>3.042001554</text:p>
          </table:table-cell>
          <table:table-cell office:value-type="float" office:value="1.7090952343194519" table:style-name="ce1">
            <text:p>1.709095234</text:p>
          </table:table-cell>
          <table:table-cell office:value-type="float" office:value="13.563225852912495" table:style-name="ce1">
            <text:p>13.56322585</text:p>
          </table:table-cell>
          <table:table-cell office:value-type="float" office:value="7.7516592611086708" table:style-name="ce1">
            <text:p>7.751659261</text:p>
          </table:table-cell>
          <table:table-cell office:value-type="float" office:value="291674" table:style-name="ce1">
            <text:p>291674</text:p>
          </table:table-cell>
          <table:table-cell office:value-type="float" office:value="87843" table:style-name="ce1">
            <text:p>87843</text:p>
          </table:table-cell>
          <table:table-cell office:value-type="float" office:value="194.44933333333333" table:style-name="ce1">
            <text:p>194.4493333</text:p>
          </table:table-cell>
          <table:table-cell office:value-type="float" office:value="58.561999999999998" table:style-name="ce1">
            <text:p>58.562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176.42127611676167" table:style-name="ce1">
            <text:p>176.4212761</text:p>
          </table:table-cell>
          <table:table-cell office:value-type="float" office:value="244.54189552440022" table:style-name="ce1">
            <text:p>244.5418955</text:p>
          </table:table-cell>
          <table:table-cell office:value-type="float" office:value="5183.3034912163712" table:style-name="ce1">
            <text:p>5183.303491</text:p>
          </table:table-cell>
          <table:table-cell office:value-type="float" office:value="28061.830509228395" table:style-name="ce1">
            <text:p>28061.83051</text:p>
          </table:table-cell>
          <table:table-cell office:value-type="float" office:value="71.995162970968892" table:style-name="ce1">
            <text:p>71.99516297</text:p>
          </table:table-cell>
          <table:table-cell office:value-type="float" office:value="167.51665740823626" table:style-name="ce1">
            <text:p>167.5166574</text:p>
          </table:table-cell>
          <table:table-cell office:value-type="float" office:value="31124.466666666667" table:style-name="ce1">
            <text:p>31124.46667</text:p>
          </table:table-cell>
          <table:table-cell office:value-type="float" office:value="59800.738666666664" table:style-name="ce1">
            <text:p>59800.73867</text:p>
          </table:table-cell>
          <table:table-cell office:value-type="float" office:value="-501306940.15326893" table:style-name="ce1">
            <text:p>-501306940.2</text:p>
          </table:table-cell>
          <table:table-cell office:value-type="float" office:value="-1082286260.7012081" table:style-name="ce1">
            <text:p>-1082286261</text:p>
          </table:table-cell>
          <table:table-cell office:value-type="float" office:value="1.2562707372405857E-3" table:style-name="ce1">
            <text:p>0.001256271</text:p>
          </table:table-cell>
          <table:table-cell office:value-type="float" office:value="1.9719108324705694E-3" table:style-name="ce1">
            <text:p>0.001971911</text:p>
          </table:table-cell>
          <table:table-cell office:value-type="float" office:value="2.0472040987431046" table:style-name="ce1">
            <text:p>2.047204099</text:p>
          </table:table-cell>
          <table:table-cell office:value-type="float" office:value="1.6707727968491295" table:style-name="ce1">
            <text:p>1.670772797</text:p>
          </table:table-cell>
          <table:table-cell office:value-type="float" office:value="7.4536468122202315" table:style-name="ce1">
            <text:p>7.453646812</text:p>
          </table:table-cell>
          <table:table-cell office:value-type="float" office:value="5.3578282717876693" table:style-name="ce1">
            <text:p>5.357828272</text:p>
          </table:table-cell>
          <table:table-cell office:value-type="float" office:value="241610" table:style-name="ce1">
            <text:p>241610</text:p>
          </table:table-cell>
          <table:table-cell office:value-type="float" office:value="267310" table:style-name="ce1">
            <text:p>267310</text:p>
          </table:table-cell>
          <table:table-cell office:value-type="float" office:value="161.07333333333332" table:style-name="ce1">
            <text:p>161.0733333</text:p>
          </table:table-cell>
          <table:table-cell office:value-type="float" office:value="178.20666666666668" table:style-name="ce1">
            <text:p>178.2066667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181.36890031094086" table:style-name="ce1">
            <text:p>181.3689003</text:p>
          </table:table-cell>
          <table:table-cell office:value-type="float" office:value="136.37133129804079" table:style-name="ce1">
            <text:p>136.3713313</text:p>
          </table:table-cell>
          <table:table-cell office:value-type="float" office:value="4611.670345118966" table:style-name="ce1">
            <text:p>4611.670345</text:p>
          </table:table-cell>
          <table:table-cell office:value-type="float" office:value="6376.1081147431632" table:style-name="ce1">
            <text:p>6376.108115</text:p>
          </table:table-cell>
          <table:table-cell office:value-type="float" office:value="67.9092802577009" table:style-name="ce1">
            <text:p>67.90928026</text:p>
          </table:table-cell>
          <table:table-cell office:value-type="float" office:value="79.850536095527644" table:style-name="ce1">
            <text:p>79.8505361</text:p>
          </table:table-cell>
          <table:table-cell office:value-type="float" office:value="32894.678" table:style-name="ce1">
            <text:p>32894.678</text:p>
          </table:table-cell>
          <table:table-cell office:value-type="float" office:value="18597.14" table:style-name="ce1">
            <text:p>18597.14</text:p>
          </table:table-cell>
          <table:table-cell office:value-type="float" office:value="-529161544.10342622" table:style-name="ce1">
            <text:p>-529161544.1</text:p>
          </table:table-cell>
          <table:table-cell office:value-type="float" office:value="-295584178.84090918" table:style-name="ce1">
            <text:p>-295584178.8</text:p>
          </table:table-cell>
          <table:table-cell office:value-type="float" office:value="1.217815395043191E-3" table:style-name="ce1">
            <text:p>0.001217815</text:p>
          </table:table-cell>
          <table:table-cell office:value-type="float" office:value="1.593000347413506E-3" table:style-name="ce1">
            <text:p>0.001593</text:p>
          </table:table-cell>
          <table:table-cell office:value-type="float" office:value="1.8947468851733056" table:style-name="ce1">
            <text:p>1.894746885</text:p>
          </table:table-cell>
          <table:table-cell office:value-type="float" office:value="1.4584957594183536" table:style-name="ce1">
            <text:p>1.458495759</text:p>
          </table:table-cell>
          <table:table-cell office:value-type="float" office:value="6.7423973724660176" table:style-name="ce1">
            <text:p>6.742397372</text:p>
          </table:table-cell>
          <table:table-cell office:value-type="float" office:value="4.5015500793612278" table:style-name="ce1">
            <text:p>4.501550079</text:p>
          </table:table-cell>
          <table:table-cell office:value-type="float" office:value="252277" table:style-name="ce1">
            <text:p>252277</text:p>
          </table:table-cell>
          <table:table-cell office:value-type="float" office:value="165852" table:style-name="ce1">
            <text:p>165852</text:p>
          </table:table-cell>
          <table:table-cell office:value-type="float" office:value="168.18466666666666" table:style-name="ce1">
            <text:p>168.1846667</text:p>
          </table:table-cell>
          <table:table-cell office:value-type="float" office:value="110.568" table:style-name="ce1">
            <text:p>110.568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office:value-type="float" office:value="210.2477839756383" table:style-name="ce1">
            <text:p>210.247784</text:p>
          </table:table-cell>
          <table:table-cell office:value-type="float" office:value="91.61711630476043" table:style-name="ce1">
            <text:p>91.6171163</text:p>
          </table:table-cell>
          <table:table-cell office:value-type="float" office:value="869.1285016677781" table:style-name="ce1">
            <text:p>869.1285017</text:p>
          </table:table-cell>
          <table:table-cell office:value-type="float" office:value="929.58612230375786" table:style-name="ce1">
            <text:p>929.5861223</text:p>
          </table:table-cell>
          <table:table-cell office:value-type="float" office:value="29.48098542565662" table:style-name="ce1">
            <text:p>29.48098543</text:p>
          </table:table-cell>
          <table:table-cell office:value-type="float" office:value="30.489114816664618" table:style-name="ce1">
            <text:p>30.48911482</text:p>
          </table:table-cell>
          <table:table-cell office:value-type="float" office:value="44204.130666666664" table:style-name="ce1">
            <text:p>44204.13067</text:p>
          </table:table-cell>
          <table:table-cell office:value-type="float" office:value="8393.6959999999999" table:style-name="ce1">
            <text:p>8393.696</text:p>
          </table:table-cell>
          <table:table-cell office:value-type="float" office:value="-711943032.99389744" table:style-name="ce1">
            <text:p>-711943033</text:p>
          </table:table-cell>
          <table:table-cell office:value-type="float" office:value="-116857202.87847918" table:style-name="ce1">
            <text:p>-116857202.9</text:p>
          </table:table-cell>
          <table:table-cell office:value-type="float" office:value="1.0681859039362422E-3" table:style-name="ce1">
            <text:p>0.001068186</text:p>
          </table:table-cell>
          <table:table-cell office:value-type="float" office:value="1.1775185928496754E-3" table:style-name="ce1">
            <text:p>0.001177519</text:p>
          </table:table-cell>
          <table:table-cell office:value-type="float" office:value="0.97385495215402729" table:style-name="ce1">
            <text:p>0.973854952</text:p>
          </table:table-cell>
          <table:table-cell office:value-type="float" office:value="1.6214124611559504" table:style-name="ce1">
            <text:p>1.621412461</text:p>
          </table:table-cell>
          <table:table-cell office:value-type="float" office:value="4.7813511450158845" table:style-name="ce1">
            <text:p>4.781351145</text:p>
          </table:table-cell>
          <table:table-cell office:value-type="float" office:value="6.806006191339816" table:style-name="ce1">
            <text:p>6.806006191</text:p>
          </table:table-cell>
          <table:table-cell office:value-type="float" office:value="312258" table:style-name="ce1">
            <text:p>312258</text:p>
          </table:table-cell>
          <table:table-cell office:value-type="float" office:value="129598" table:style-name="ce1">
            <text:p>129598</text:p>
          </table:table-cell>
          <table:table-cell office:value-type="float" office:value="208.172" table:style-name="ce1">
            <text:p>208.172</text:p>
          </table:table-cell>
          <table:table-cell office:value-type="float" office:value="86.398666666666671" table:style-name="ce1">
            <text:p>86.39866667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office:value-type="float" office:value="167.53715408827978" table:style-name="ce1">
            <text:p>167.5371541</text:p>
          </table:table-cell>
          <table:table-cell office:value-type="float" office:value="58.89827388529028" table:style-name="ce1">
            <text:p>58.89827389</text:p>
          </table:table-cell>
          <table:table-cell office:value-type="float" office:value="319.79268801423171" table:style-name="ce1">
            <text:p>319.792688</text:p>
          </table:table-cell>
          <table:table-cell office:value-type="float" office:value="129.33173404491896" table:style-name="ce1">
            <text:p>129.331734</text:p>
          </table:table-cell>
          <table:table-cell office:value-type="float" office:value="17.88274833503597" table:style-name="ce1">
            <text:p>17.88274834</text:p>
          </table:table-cell>
          <table:table-cell office:value-type="float" office:value="11.372411091976888" table:style-name="ce1">
            <text:p>11.37241109</text:p>
          </table:table-cell>
          <table:table-cell office:value-type="float" office:value="28068.698" table:style-name="ce1">
            <text:p>28068.698</text:p>
          </table:table-cell>
          <table:table-cell office:value-type="float" office:value="3469.0066666666667" table:style-name="ce1">
            <text:p>3469.006667</text:p>
          </table:table-cell>
          <table:table-cell office:value-type="float" office:value="-432219020.99950856" table:style-name="ce1">
            <text:p>-432219021</text:p>
          </table:table-cell>
          <table:table-cell office:value-type="float" office:value="-42827232.214172825" table:style-name="ce1">
            <text:p>-42827232.21</text:p>
          </table:table-cell>
          <table:table-cell office:value-type="float" office:value="1.0592578572665053E-3" table:style-name="ce1">
            <text:p>0.001059258</text:p>
          </table:table-cell>
          <table:table-cell office:value-type="float" office:value="1.0877230793312341E-3" table:style-name="ce1">
            <text:p>0.001087723</text:p>
          </table:table-cell>
          <table:table-cell office:value-type="float" office:value="0.86381068874827194" table:style-name="ce1">
            <text:p>0.863810689</text:p>
          </table:table-cell>
          <table:table-cell office:value-type="float" office:value="1.2865926615388972" table:style-name="ce1">
            <text:p>1.286592662</text:p>
          </table:table-cell>
          <table:table-cell office:value-type="float" office:value="3.8658311773383702" table:style-name="ce1">
            <text:p>3.865831177</text:p>
          </table:table-cell>
          <table:table-cell office:value-type="float" office:value="6.4085265338911341" table:style-name="ce1">
            <text:p>6.408526534</text:p>
          </table:table-cell>
          <table:table-cell office:value-type="float" office:value="249871" table:style-name="ce1">
            <text:p>249871</text:p>
          </table:table-cell>
          <table:table-cell office:value-type="float" office:value="86686" table:style-name="ce1">
            <text:p>86686</text:p>
          </table:table-cell>
          <table:table-cell office:value-type="float" office:value="166.58066666666667" table:style-name="ce1">
            <text:p>166.5806667</text:p>
          </table:table-cell>
          <table:table-cell office:value-type="float" office:value="57.790666666666667" table:style-name="ce1">
            <text:p>57.79066667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office:value-type="float" office:value="178.82744755769457" table:style-name="ce1">
            <text:p>178.8274476</text:p>
          </table:table-cell>
          <table:table-cell office:value-type="float" office:value="84.727016549229049" table:style-name="ce1">
            <text:p>84.72701655</text:p>
          </table:table-cell>
          <table:table-cell office:value-type="float" office:value="2186.2712670669339" table:style-name="ce1">
            <text:p>2186.271267</text:p>
          </table:table-cell>
          <table:table-cell office:value-type="float" office:value="1567.00527951968" table:style-name="ce1">
            <text:p>1567.00528</text:p>
          </table:table-cell>
          <table:table-cell office:value-type="float" office:value="46.757579781966193" table:style-name="ce1">
            <text:p>46.75757978</text:p>
          </table:table-cell>
          <table:table-cell office:value-type="float" office:value="39.585417510993615" table:style-name="ce1">
            <text:p>39.58541751</text:p>
          </table:table-cell>
          <table:table-cell office:value-type="float" office:value="31979.256000000001" table:style-name="ce1">
            <text:p>31979.256</text:p>
          </table:table-cell>
          <table:table-cell office:value-type="float" office:value="7178.6673333333338" table:style-name="ce1">
            <text:p>7178.667333</text:p>
          </table:table-cell>
          <table:table-cell office:value-type="float" office:value="-504674828.23595941" table:style-name="ce1">
            <text:p>-504674828.2</text:p>
          </table:table-cell>
          <table:table-cell office:value-type="float" office:value="-100664385.66781551" table:style-name="ce1">
            <text:p>-100664385.7</text:p>
          </table:table-cell>
          <table:table-cell office:value-type="float" office:value="1.123988101355923E-3" table:style-name="ce1">
            <text:p>0.001123988</text:p>
          </table:table-cell>
          <table:table-cell office:value-type="float" office:value="1.3393685474740423E-3" table:style-name="ce1">
            <text:p>0.001339369</text:p>
          </table:table-cell>
          <table:table-cell office:value-type="float" office:value="1.3110305027619147" table:style-name="ce1">
            <text:p>1.311030503</text:p>
          </table:table-cell>
          <table:table-cell office:value-type="float" office:value="1.0817235166518708" table:style-name="ce1">
            <text:p>1.081723517</text:p>
          </table:table-cell>
          <table:table-cell office:value-type="float" office:value="3.3862404497396681" table:style-name="ce1">
            <text:p>3.38624045</text:p>
          </table:table-cell>
          <table:table-cell office:value-type="float" office:value="2.9670693178796732" table:style-name="ce1">
            <text:p>2.967069318</text:p>
          </table:table-cell>
          <table:table-cell office:value-type="float" office:value="258916" table:style-name="ce1">
            <text:p>258916</text:p>
          </table:table-cell>
          <table:table-cell office:value-type="float" office:value="112377" table:style-name="ce1">
            <text:p>112377</text:p>
          </table:table-cell>
          <table:table-cell office:value-type="float" office:value="172.61066666666667" table:style-name="ce1">
            <text:p>172.6106667</text:p>
          </table:table-cell>
          <table:table-cell office:value-type="float" office:value="74.918000000000006" table:style-name="ce1">
            <text:p>74.918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office:value-type="float" office:value="179.21367879340758" table:style-name="ce1">
            <text:p>179.2136788</text:p>
          </table:table-cell>
          <table:table-cell office:value-type="float" office:value="57.84255642114492" table:style-name="ce1">
            <text:p>57.84255642</text:p>
          </table:table-cell>
          <table:table-cell office:value-type="float" office:value="450.45412497220366" table:style-name="ce1">
            <text:p>450.454125</text:p>
          </table:table-cell>
          <table:table-cell office:value-type="float" office:value="682.00454703135495" table:style-name="ce1">
            <text:p>682.004547</text:p>
          </table:table-cell>
          <table:table-cell office:value-type="float" office:value="21.223904564716729" table:style-name="ce1">
            <text:p>21.22390456</text:p>
          </table:table-cell>
          <table:table-cell office:value-type="float" office:value="26.115216771670784" table:style-name="ce1">
            <text:p>26.11521677</text:p>
          </table:table-cell>
          <table:table-cell office:value-type="float" office:value="32117.542666666668" table:style-name="ce1">
            <text:p>32117.54267</text:p>
          </table:table-cell>
          <table:table-cell office:value-type="float" office:value="3345.7613333333334" table:style-name="ce1">
            <text:p>3345.761333</text:p>
          </table:table-cell>
          <table:table-cell office:value-type="float" office:value="-501359423.55505186" table:style-name="ce1">
            <text:p>-501359423.6</text:p>
          </table:table-cell>
          <table:table-cell office:value-type="float" office:value="-42781195.883994401" table:style-name="ce1">
            <text:p>-42781195.88</text:p>
          </table:table-cell>
          <table:table-cell office:value-type="float" office:value="1.0620835268799259E-3" table:style-name="ce1">
            <text:p>0.001062084</text:p>
          </table:table-cell>
          <table:table-cell office:value-type="float" office:value="1.3150882101585451E-3" table:style-name="ce1">
            <text:p>0.001315088</text:p>
          </table:table-cell>
          <table:table-cell office:value-type="float" office:value="1.6797438500428397" table:style-name="ce1">
            <text:p>1.67974385</text:p>
          </table:table-cell>
          <table:table-cell office:value-type="float" office:value="0.62248610502169688" table:style-name="ce1">
            <text:p>0.622486105</text:p>
          </table:table-cell>
          <table:table-cell office:value-type="float" office:value="6.900998390894137" table:style-name="ce1">
            <text:p>6.900998391</text:p>
          </table:table-cell>
          <table:table-cell office:value-type="float" office:value="2.3538586271399287" table:style-name="ce1">
            <text:p>2.353858627</text:p>
          </table:table-cell>
          <table:table-cell office:value-type="float" office:value="266930" table:style-name="ce1">
            <text:p>266930</text:p>
          </table:table-cell>
          <table:table-cell office:value-type="float" office:value="77424" table:style-name="ce1">
            <text:p>77424</text:p>
          </table:table-cell>
          <table:table-cell office:value-type="float" office:value="177.95333333333335" table:style-name="ce1">
            <text:p>177.9533333</text:p>
          </table:table-cell>
          <table:table-cell office:value-type="float" office:value="51.616" table:style-name="ce1">
            <text:p>51.616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office:value-type="float" office:value="150.70583487929943" table:style-name="ce1">
            <text:p>150.7058349</text:p>
          </table:table-cell>
          <table:table-cell office:value-type="float" office:value="37.534126693805824" table:style-name="ce1">
            <text:p>37.53412669</text:p>
          </table:table-cell>
          <table:table-cell office:value-type="float" office:value="691.53473471203017" table:style-name="ce1">
            <text:p>691.5347347</text:p>
          </table:table-cell>
          <table:table-cell office:value-type="float" office:value="241.42827840782743" table:style-name="ce1">
            <text:p>241.4282784</text:p>
          </table:table-cell>
          <table:table-cell office:value-type="float" office:value="26.297048022773016" table:style-name="ce1">
            <text:p>26.29704802</text:p>
          </table:table-cell>
          <table:table-cell office:value-type="float" office:value="15.537962492161816" table:style-name="ce1">
            <text:p>15.53796249</text:p>
          </table:table-cell>
          <table:table-cell office:value-type="float" office:value="22712.248666666666" table:style-name="ce1">
            <text:p>22712.24867</text:p>
          </table:table-cell>
          <table:table-cell office:value-type="float" office:value="1408.8106666666667" table:style-name="ce1">
            <text:p>1408.810667</text:p>
          </table:table-cell>
          <table:table-cell office:value-type="float" office:value="-343935401.12534636" table:style-name="ce1">
            <text:p>-343935401.1</text:p>
          </table:table-cell>
          <table:table-cell office:value-type="float" office:value="-16189531.739205228" table:style-name="ce1">
            <text:p>-16189531.74</text:p>
          </table:table-cell>
          <table:table-cell office:value-type="float" office:value="1.0800609519875427E-3" table:style-name="ce1">
            <text:p>0.001080061</text:p>
          </table:table-cell>
          <table:table-cell office:value-type="float" office:value="1.2635959875128768E-3" table:style-name="ce1">
            <text:p>0.001263596</text:p>
          </table:table-cell>
          <table:table-cell office:value-type="float" office:value="1.5710882605141554" table:style-name="ce1">
            <text:p>1.571088261</text:p>
          </table:table-cell>
          <table:table-cell office:value-type="float" office:value="2.2367600932745888" table:style-name="ce1">
            <text:p>2.236760093</text:p>
          </table:table-cell>
          <table:table-cell office:value-type="float" office:value="9.7166598815669261" table:style-name="ce1">
            <text:p>9.716659882</text:p>
          </table:table-cell>
          <table:table-cell office:value-type="float" office:value="8.3229781672283849" table:style-name="ce1">
            <text:p>8.322978167</text:p>
          </table:table-cell>
          <table:table-cell office:value-type="float" office:value="222593" table:style-name="ce1">
            <text:p>222593</text:p>
          </table:table-cell>
          <table:table-cell office:value-type="float" office:value="51254" table:style-name="ce1">
            <text:p>51254</text:p>
          </table:table-cell>
          <table:table-cell office:value-type="float" office:value="148.39533333333333" table:style-name="ce1">
            <text:p>148.3953333</text:p>
          </table:table-cell>
          <table:table-cell office:value-type="float" office:value="34.169333333333334" table:style-name="ce1">
            <text:p>34.16933333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office:value-type="float" office:value="146.83712745760181" table:style-name="ce1">
            <text:p>146.8371275</text:p>
          </table:table-cell>
          <table:table-cell office:value-type="float" office:value="131.71256077787976" table:style-name="ce1">
            <text:p>131.7125608</text:p>
          </table:table-cell>
          <table:table-cell office:value-type="float" office:value="875.42380209028192" table:style-name="ce1">
            <text:p>875.4238021</text:p>
          </table:table-cell>
          <table:table-cell office:value-type="float" office:value="8108.6537353791482" table:style-name="ce1">
            <text:p>8108.653735</text:p>
          </table:table-cell>
          <table:table-cell office:value-type="float" office:value="29.587561611093975" table:style-name="ce1">
            <text:p>29.58756161</text:p>
          </table:table-cell>
          <table:table-cell office:value-type="float" office:value="90.048063473786868" table:style-name="ce1">
            <text:p>90.04806347</text:p>
          </table:table-cell>
          <table:table-cell office:value-type="float" office:value="21561.142" table:style-name="ce1">
            <text:p>21561.142</text:p>
          </table:table-cell>
          <table:table-cell office:value-type="float" office:value="17348.198666666667" table:style-name="ce1">
            <text:p>17348.19867</text:p>
          </table:table-cell>
          <table:table-cell office:value-type="float" office:value="-325446149.88481694" table:style-name="ce1">
            <text:p>-325446149.9</text:p>
          </table:table-cell>
          <table:table-cell office:value-type="float" office:value="-280493437.06354952" table:style-name="ce1">
            <text:p>-280493437.1</text:p>
          </table:table-cell>
          <table:table-cell office:value-type="float" office:value="1.0914843700271216E-3" table:style-name="ce1">
            <text:p>0.001091484</text:p>
          </table:table-cell>
          <table:table-cell office:value-type="float" office:value="1.9650717186119812E-3" table:style-name="ce1">
            <text:p>0.001965072</text:p>
          </table:table-cell>
          <table:table-cell office:value-type="float" office:value="0.81470229467634958" table:style-name="ce1">
            <text:p>0.814702295</text:p>
          </table:table-cell>
          <table:table-cell office:value-type="float" office:value="1.5766312973486365" table:style-name="ce1">
            <text:p>1.576631297</text:p>
          </table:table-cell>
          <table:table-cell office:value-type="float" office:value="3.0097746886181409" table:style-name="ce1">
            <text:p>3.009774689</text:p>
          </table:table-cell>
          <table:table-cell office:value-type="float" office:value="6.1763299620203362" table:style-name="ce1">
            <text:p>6.176329962</text:p>
          </table:table-cell>
          <table:table-cell office:value-type="float" office:value="215741" table:style-name="ce1">
            <text:p>215741</text:p>
          </table:table-cell>
          <table:table-cell office:value-type="float" office:value="144226" table:style-name="ce1">
            <text:p>144226</text:p>
          </table:table-cell>
          <table:table-cell office:value-type="float" office:value="143.82733333333334" table:style-name="ce1">
            <text:p>143.8273333</text:p>
          </table:table-cell>
          <table:table-cell office:value-type="float" office:value="96.150666666666666" table:style-name="ce1">
            <text:p>96.15066667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office:value-type="float" office:value="142.96640164738008" table:style-name="ce1">
            <text:p>142.9664016</text:p>
          </table:table-cell>
          <table:table-cell office:value-type="float" office:value="122.24451725946649" table:style-name="ce1">
            <text:p>122.2445173</text:p>
          </table:table-cell>
          <table:table-cell office:value-type="float" office:value="439.31422904158347" table:style-name="ce1">
            <text:p>439.314229</text:p>
          </table:table-cell>
          <table:table-cell office:value-type="float" office:value="8012.283628641314" table:style-name="ce1">
            <text:p>8012.283629</text:p>
          </table:table-cell>
          <table:table-cell office:value-type="float" office:value="20.959824165330765" table:style-name="ce1">
            <text:p>20.95982417</text:p>
          </table:table-cell>
          <table:table-cell office:value-type="float" office:value="89.511360332872357" table:style-name="ce1">
            <text:p>89.51136033</text:p>
          </table:table-cell>
          <table:table-cell office:value-type="float" office:value="20439.392" table:style-name="ce1">
            <text:p>20439.392</text:p>
          </table:table-cell>
          <table:table-cell office:value-type="float" office:value="14943.722" table:style-name="ce1">
            <text:p>14943.722</text:p>
          </table:table-cell>
          <table:table-cell office:value-type="float" office:value="-305620140.2057488" table:style-name="ce1">
            <text:p>-305620140.2</text:p>
          </table:table-cell>
          <table:table-cell office:value-type="float" office:value="-244035767.10994059" table:style-name="ce1">
            <text:p>-244035767.1</text:p>
          </table:table-cell>
          <table:table-cell office:value-type="float" office:value="1.070184229482712E-3" table:style-name="ce1">
            <text:p>0.001070184</text:p>
          </table:table-cell>
          <table:table-cell office:value-type="float" office:value="2.7171031623980822E-3" table:style-name="ce1">
            <text:p>0.002717103</text:p>
          </table:table-cell>
          <table:table-cell office:value-type="float" office:value="0.2779388661900774" table:style-name="ce1">
            <text:p>0.277938866</text:p>
          </table:table-cell>
          <table:table-cell office:value-type="float" office:value="2.1116396315996258" table:style-name="ce1">
            <text:p>2.111639632</text:p>
          </table:table-cell>
          <table:table-cell office:value-type="float" office:value="2.5673057569685254" table:style-name="ce1">
            <text:p>2.567305757</text:p>
          </table:table-cell>
          <table:table-cell office:value-type="float" office:value="8.6811463931466175" table:style-name="ce1">
            <text:p>8.681146393</text:p>
          </table:table-cell>
          <table:table-cell office:value-type="float" office:value="212134" table:style-name="ce1">
            <text:p>212134</text:p>
          </table:table-cell>
          <table:table-cell office:value-type="float" office:value="124931" table:style-name="ce1">
            <text:p>124931</text:p>
          </table:table-cell>
          <table:table-cell office:value-type="float" office:value="141.42266666666666" table:style-name="ce1">
            <text:p>141.4226667</text:p>
          </table:table-cell>
          <table:table-cell office:value-type="float" office:value="83.287333333333336" table:style-name="ce1">
            <text:p>83.28733333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office:value-type="float" office:value="160.72579133418506" table:style-name="ce1">
            <text:p>160.7257913</text:p>
          </table:table-cell>
          <table:table-cell office:value-type="float" office:value="118.97951084115282" table:style-name="ce1">
            <text:p>118.9795108</text:p>
          </table:table-cell>
          <table:table-cell office:value-type="float" office:value="3055.1531082944221" table:style-name="ce1">
            <text:p>3055.153108</text:p>
          </table:table-cell>
          <table:table-cell office:value-type="float" office:value="3268.4064825439182" table:style-name="ce1">
            <text:p>3268.406483</text:p>
          </table:table-cell>
          <table:table-cell office:value-type="float" office:value="55.273439446938909" table:style-name="ce1">
            <text:p>55.27343945</text:p>
          </table:table-cell>
          <table:table-cell office:value-type="float" office:value="57.169978857298155" table:style-name="ce1">
            <text:p>57.16997886</text:p>
          </table:table-cell>
          <table:table-cell office:value-type="float" office:value="25832.78" table:style-name="ce1">
            <text:p>25832.78</text:p>
          </table:table-cell>
          <table:table-cell office:value-type="float" office:value="14156.124" table:style-name="ce1">
            <text:p>14156.124</text:p>
          </table:table-cell>
          <table:table-cell office:value-type="float" office:value="-403181125.61384434" table:style-name="ce1">
            <text:p>-403181125.6</text:p>
          </table:table-cell>
          <table:table-cell office:value-type="float" office:value="-212847131.01195362" table:style-name="ce1">
            <text:p>-212847131</text:p>
          </table:table-cell>
          <table:table-cell office:value-type="float" office:value="1.1875515090933812E-3" table:style-name="ce1">
            <text:p>0.001187552</text:p>
          </table:table-cell>
          <table:table-cell office:value-type="float" office:value="1.3612855226256713E-3" table:style-name="ce1">
            <text:p>0.001361286</text:p>
          </table:table-cell>
          <table:table-cell office:value-type="float" office:value="0.81267266674537009" table:style-name="ce1">
            <text:p>0.812672667</text:p>
          </table:table-cell>
          <table:table-cell office:value-type="float" office:value="0.76278762138455236" table:style-name="ce1">
            <text:p>0.762787621</text:p>
          </table:table-cell>
          <table:table-cell office:value-type="float" office:value="3.1795252456431435" table:style-name="ce1">
            <text:p>3.179525246</text:p>
          </table:table-cell>
          <table:table-cell office:value-type="float" office:value="3.0769536241987461" table:style-name="ce1">
            <text:p>3.076953624</text:p>
          </table:table-cell>
          <table:table-cell office:value-type="float" office:value="226394" table:style-name="ce1">
            <text:p>226394</text:p>
          </table:table-cell>
          <table:table-cell office:value-type="float" office:value="156532" table:style-name="ce1">
            <text:p>156532</text:p>
          </table:table-cell>
          <table:table-cell office:value-type="float" office:value="150.92933333333335" table:style-name="ce1">
            <text:p>150.9293333</text:p>
          </table:table-cell>
          <table:table-cell office:value-type="float" office:value="104.35466666666666" table:style-name="ce1">
            <text:p>104.3546667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office:value-type="float" office:value="150.77854400853371" table:style-name="ce1">
            <text:p>150.778544</text:p>
          </table:table-cell>
          <table:table-cell office:value-type="float" office:value="50.698803404682707" table:style-name="ce1">
            <text:p>50.6988034</text:p>
          </table:table-cell>
          <table:table-cell office:value-type="float" office:value="2817.4298421169628" table:style-name="ce1">
            <text:p>2817.429842</text:p>
          </table:table-cell>
          <table:table-cell office:value-type="float" office:value="614.9574965532579" table:style-name="ce1">
            <text:p>614.9574966</text:p>
          </table:table-cell>
          <table:table-cell office:value-type="float" office:value="53.079467236559211" table:style-name="ce1">
            <text:p>53.07946724</text:p>
          </table:table-cell>
          <table:table-cell office:value-type="float" office:value="24.798336568271225" table:style-name="ce1">
            <text:p>24.79833657</text:p>
          </table:table-cell>
          <table:table-cell office:value-type="float" office:value="22734.169333333335" table:style-name="ce1">
            <text:p>22734.16933</text:p>
          </table:table-cell>
          <table:table-cell office:value-type="float" office:value="2570.3686666666667" table:style-name="ce1">
            <text:p>2570.368667</text:p>
          </table:table-cell>
          <table:table-cell office:value-type="float" office:value="-351398644.58679521" table:style-name="ce1">
            <text:p>-351398644.6</text:p>
          </table:table-cell>
          <table:table-cell office:value-type="float" office:value="-32187112.400018677" table:style-name="ce1">
            <text:p>-32187112.4</text:p>
          </table:table-cell>
          <table:table-cell office:value-type="float" office:value="1.1952218130776065E-3" table:style-name="ce1">
            <text:p>0.001195222</text:p>
          </table:table-cell>
          <table:table-cell office:value-type="float" office:value="1.3762422932800202E-3" table:style-name="ce1">
            <text:p>0.001376242</text:p>
          </table:table-cell>
          <table:table-cell office:value-type="float" office:value="1.3544541167040582" table:style-name="ce1">
            <text:p>1.354454117</text:p>
          </table:table-cell>
          <table:table-cell office:value-type="float" office:value="1.025620020508212" table:style-name="ce1">
            <text:p>1.025620021</text:p>
          </table:table-cell>
          <table:table-cell office:value-type="float" office:value="3.7948982193966661" table:style-name="ce1">
            <text:p>3.794898219</text:p>
          </table:table-cell>
          <table:table-cell office:value-type="float" office:value="4.5248666744194486" table:style-name="ce1">
            <text:p>4.524866674</text:p>
          </table:table-cell>
          <table:table-cell office:value-type="float" office:value="211700" table:style-name="ce1">
            <text:p>211700</text:p>
          </table:table-cell>
          <table:table-cell office:value-type="float" office:value="66337" table:style-name="ce1">
            <text:p>66337</text:p>
          </table:table-cell>
          <table:table-cell office:value-type="float" office:value="141.13333333333333" table:style-name="ce1">
            <text:p>141.1333333</text:p>
          </table:table-cell>
          <table:table-cell office:value-type="float" office:value="44.224666666666664" table:style-name="ce1">
            <text:p>44.22466667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Swapnil Pawar</meta:initial-creator>
    <dc:creator>Swapnil Pawar</dc:creator>
    <meta:creation-date>2023-06-08T13:15:40Z</meta:creation-date>
    <dc:date>2023-06-09T10:47:37Z</dc:date>
  </office:meta>
</office:document-meta>
</file>